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none"/>
    </style:style>
    <style:style style:name="P4" style:family="paragraph" style:parent-style-name="Standard" style:list-style-name="L2">
      <style:text-properties style:text-underline-style="none"/>
    </style:style>
    <style:style style:name="P5" style:family="paragraph" style:parent-style-name="Standard" style:list-style-name="L3">
      <style:text-properties style:text-underline-style="none"/>
    </style:style>
    <style:style style:name="P6" style:family="paragraph" style:parent-style-name="Standard" style:list-style-name="L5">
      <style:text-properties style:text-underline-style="none"/>
    </style:style>
    <style:style style:name="P7" style:family="paragraph" style:parent-style-name="Standard" style:list-style-name="L6">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ncipales ventajas de Unity</text:p>
      <text:p text:style-name="P2">Unity es una herramienta orienta a diseñadores mas que a desarrolladores. Se basa en que se puede generar un juego o una aplicacion sin la necesidad de programar o por lo menos reducir esa parte.</text:p>
      <text:p text:style-name="P2">Tiene buen soporte para las distintas plataformas. </text:p>
      <text:p text:style-name="P2">En mi caso particular lo he probado para:</text:p>
      <text:list xml:id="list8318549802578831240" text:style-name="L1">
        <text:list-item>
          <text:p text:style-name="P3">web</text:p>
        </text:list-item>
        <text:list-item>
          <text:p text:style-name="P3"><text:s/>NACL en chrome</text:p>
        </text:list-item>
        <text:list-item>
          <text:p text:style-name="P3">windows</text:p>
        </text:list-item>
        <text:list-item>
          <text:p text:style-name="P3">android</text:p>
        </text:list-item>
      </text:list>
      <text:p text:style-name="P2">y sinceramente es una muy buena herramienta.</text:p>
      <text:p text:style-name="P2">Permite de manipular de una forma simple los objetos.</text:p>
      <text:p text:style-name="P2">La otra ventaja es que consume poco recursos. El tiempo para repoducir un juego o compilarlo es relativamente corto.</text:p>
      <text:p text:style-name="P2">Tiene buena integracion con monodevelop, aunque yo no soy fan del entorno, tambien se puede usar VS2010. En mi caso siempre lo use con monodevelop.</text:p>
      <text:p text:style-name="P2">Una de la cosas que llama la atencion la facilidad con lo se puede trabajar una aplicacion mobile.</text:p>
      <text:p text:style-name="P2">En mi caso yo lo probe para andriod.</text:p>
      <text:p text:style-name="P2">El poder probar la aplicacion ya sea en el emulador nativo cuando se le da play o usando debug con un dispositvo con android es muy bueno.</text:p>
      <text:p text:style-name="P2">La tarea de publicar para dicha plataforma se hace en unos simples clicks, evitando tareas tediosas de generar el firmado del paquete para subirlo a google play.</text:p>
      <text:p text:style-name="P2"/>
      <text:p text:style-name="P2">El lightmap funciona muy bien pero a comparacion con UDK 3, a mi parecer no esta tan bueno. En UDK 3 es mucho mas realista..</text:p>
      <text:p text:style-name="P2"/>
      <text:p text:style-name="P2">Algunas de las desventajas son:</text:p>
      <text:list xml:id="list279321178103582170" text:style-name="L2">
        <text:list-item>
          <text:p text:style-name="P4">el entorno es solo para componer objetos (assets) que ya esten armados. Solo soporta formas basicas. En contraste con UDK que si soporta CSG con BSP (esto es modelado solido por medio del uso de pinceles).</text:p>
        </text:list-item>
        <text:list-item>
          <text:p text:style-name="P4">La version free es realmente mala y no esta bien optimizada en comparacion con la version paga. </text:p>
          <text:p text:style-name="P4">Esta apreciacion es relativa movile. Hay mucha diferencia de rendimiento entre las dos (en la version PRO al usar batch se reduce mucho los draw call)</text:p>
        </text:list-item>
        <text:list-item>
          <text:p text:style-name="P4">Con respecto a la licencia, desarrollador una aplicacion para iOS con 3 devs tienen el siguiente costo:</text:p>
        </text:list-item>
      </text:list>
      <text:list xml:id="list8819892825814419507" text:style-name="L3">
        <text:list-item>
          <text:list>
            <text:list-item>
              <text:list>
                <text:list-item>
                  <text:p text:style-name="P5">u$s1500 version PRO</text:p>
                </text:list-item>
                <text:list-item>
                  <text:p text:style-name="P5">u$s 1500 addon iOS</text:p>
                </text:list-item>
                <text:list-item>
                  <text:p text:style-name="P5">u$s 500 addon Team </text:p>
                </text:list-item>
                <text:list-item>
                  <text:p text:style-name="P5">esto es u$s3000 x 3 desarrolladores = u$s 9000</text:p>
                </text:list-item>
                <text:list-item>
                  <text:p text:style-name="P5">No es compatible utilizar la version free y PRO de forma simultanea</text:p>
                </text:list-item>
              </text:list>
            </text:list-item>
          </text:list>
        </text:list-item>
      </text:list>
      <text:p text:style-name="P2"/>
      <text:p text:style-name="P2"><text:tab/>En contraste con esto ultimo si tomamos el ejemplo de UDK 3, el costo se u$s 0. y cuando se publica la aplicacion es u$s 99 x cada dev (esto ultimo no estoy muy seguro, no se si es por seat o por juego) .</text:p>
      <text:p text:style-name="P2"/>
      <text:p text:style-name="P2">El producto final no lo puedo comparar lamentablemente dado que no poseo el hardaware necesario para MAC.</text:p>
      <text:p text:style-name="P2"/>
      <text:p text:style-name="P2">Unity sigue siendo una muy buena opcion para empezar a probar cosas o hacer juegos serios, no si si para el nivel de un AAA pero seguro cerca del mismo. Hoy en argentina se esta dando mucho impulso a pedido de perfiles Unity, los cuales no hay dado que es muy nuevo. En mi caso particular, <text:soft-page-break/>tanto Unity como UDK son mis preferencias. </text:p>
      <text:p text:style-name="P2">Mejorar en Unity es un muy buen reto. Poder llegar a dominar de forma fina la herramiente es un muy buen incentivo para mi.</text:p>
      <text:p text:style-name="P2"/>
      <text:p text:style-name="P2">Para ir cerrando el informe, hice algunas pruebas para android usando otro entornos o engines como:</text:p>
      <text:list xml:id="list5973923670167786059" text:style-name="L6">
        <text:list-item>
          <text:list>
            <text:list-item>
              <text:p text:style-name="P7">Corona</text:p>
            </text:list-item>
            <text:list-item>
              <text:p text:style-name="P7">Android SDK</text:p>
            </text:list-item>
            <text:list-item>
              <text:p text:style-name="P7">MOAI</text:p>
            </text:list-item>
            <text:list-item>
              <text:p text:style-name="P7">Unity 3D</text:p>
            </text:list-item>
            <text:list-item>
              <text:p text:style-name="P7">PhoneGap</text:p>
            </text:list-item>
          </text:list>
        </text:list-item>
      </text:list>
      <text:p text:style-name="P2"/>
      <text:p text:style-name="P2">De todos estos sin lugar a dudas Unity 3D es el ganador. :)</text:p>
      <text:list xml:id="list20264098" text:continue-numbering="true" text:style-name="L6">
        <text:list-item>
          <text:list>
            <text:list-header>
              <text:p text:style-name="P7"><text:s/></text:p>
            </text:list-header>
          </text:list>
        </text:list-item>
      </text:list>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1S</meta:editing-duration>
    <meta:editing-cycles>4</meta:editing-cycles>
    <meta:generator>OpenOffice.org/3.4.1$Win32 OpenOffice.org_project/341m1$Build-9593</meta:generator>
    <dc:date>2013-09-24T00:10:35.32</dc:date>
    <meta:document-statistic meta:table-count="0" meta:image-count="0" meta:object-count="0" meta:page-count="2" meta:paragraph-count="40" meta:word-count="562" meta:character-count="3001"/>
    <meta:user-defined meta:name="Info 1"/>
    <meta:user-defined meta:name="Info 2"/>
    <meta:user-defined meta:name="Info 3"/>
    <meta:user-defined meta:name="Info 4"/>
  </office:meta>
</office:document-meta>
</file>